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BODIJA, SANGO,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30/01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MISS PRISCILLA GANA</text:p>
          </table:table-cell>
          <table:table-cell table:style-name="ce5" office:value-type="string" calcext:value-type="string">
            <text:p>OMAK PHARMACY</text:p>
          </table:table-cell>
          <table:table-cell table:style-name="ce9" office:value-type="string" calcext:value-type="string">
            <text:p>JK JUNCTION, BODIJA</text:p>
          </table:table-cell>
          <table:table-cell table:style-name="ce5" office:value-type="float" office:value="8133358391" calcext:value-type="float">
            <text:p>8133358391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ASKED TO GO TO THE PARENT BRANCH WHICH I WILL DO TODAY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. GABBY</text:p>
          </table:table-cell>
          <table:table-cell table:style-name="ce5" office:value-type="string" calcext:value-type="string">
            <text:p>ARAPLUS PHARMACY</text:p>
          </table:table-cell>
          <table:table-cell table:style-name="ce9" office:value-type="string" calcext:value-type="string">
            <text:p>BESIDES FIDELITY BANK, BODIJA MARKET, BODIJA</text:p>
          </table:table-cell>
          <table:table-cell table:style-name="ce6"/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DRUGS ARE PURCHASED FROM WHOLESALERS THAT I’M IN TALK WITH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. GBENGA</text:p>
          </table:table-cell>
          <table:table-cell table:style-name="ce5" office:value-type="string" calcext:value-type="string">
            <text:p>MOSH PHARMACY</text:p>
          </table:table-cell>
          <table:table-cell table:style-name="ce9" office:value-type="string" calcext:value-type="string">
            <text:p>AARE BUS STOP, BODIJA</text:p>
          </table:table-cell>
          <table:table-cell table:style-name="ce6" office:value-type="float" office:value="9039275492" calcext:value-type="float">
            <text:p>9039275492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ONGOING</text:p>
          </table:table-cell>
          <table:table-cell table:style-name="ce5" office:value-type="string" calcext:value-type="string">
            <text:p>TO DISCUSSED CARDIOCAP WITH CE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PHARM. BENITA &amp; DR. CLARET</text:p>
          </table:table-cell>
          <table:table-cell table:style-name="ce5" office:value-type="string" calcext:value-type="string">
            <text:p>LIVEON PHARMACY &amp; EYE CLINICS</text:p>
          </table:table-cell>
          <table:table-cell table:style-name="ce9" office:value-type="string" calcext:value-type="string">
            <text:p>FAVOS BUS STOP, BODIJA</text:p>
          </table:table-cell>
          <table:table-cell table:style-name="ce6" office:value-type="string" calcext:value-type="string">
            <text:p>8071797007/8132044715MY PORTFOLIO</text:p>
          </table:table-cell>
          <table:table-cell table:style-name="ce6"/>
          <table:table-cell table:style-name="ce6" office:value-type="string" calcext:value-type="string">
            <text:p>ONGOING</text:p>
          </table:table-cell>
          <table:table-cell table:style-name="ce5" office:value-type="string" calcext:value-type="string">
            <text:p>INTRESTED IN EYEMAX/FORTE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PHARM. EXPONENT</text:p>
          </table:table-cell>
          <table:table-cell table:style-name="ce5" office:value-type="string" calcext:value-type="string">
            <text:p>YB PHARMACY</text:p>
          </table:table-cell>
          <table:table-cell table:style-name="ce9" office:value-type="string" calcext:value-type="string">
            <text:p>BESIDES SANGO MARKET, SANGO</text:p>
          </table:table-cell>
          <table:table-cell table:style-name="ce6" office:value-type="float" office:value="8095709838" calcext:value-type="float">
            <text:p>8095709838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ONGOING</text:p>
          </table:table-cell>
          <table:table-cell table:style-name="ce5" office:value-type="string" calcext:value-type="string">
            <text:p>TO BE FOLLOWED UP ON WHATAPP AND CALL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/>
          <table:table-cell office:value-type="string" calcext:value-type="string">
            <text:p>VANGUARD PHARMACY</text:p>
          </table:table-cell>
          <table:table-cell office:value-type="string" calcext:value-type="string">
            <text:p>INSIDE VENTURA</text:p>
          </table:table-cell>
          <table:table-cell/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SKED TO GO TO THE PARENT BRANCH AT MONATAN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office:value-type="string" calcext:value-type="string">
            <text:p>PHARM. JIDE</text:p>
          </table:table-cell>
          <table:table-cell office:value-type="string" calcext:value-type="string">
            <text:p>THE CORE PHARMACY</text:p>
          </table:table-cell>
          <table:table-cell office:value-type="string" calcext:value-type="string">
            <text:p>BESIDES AERODROME ESTATE</text:p>
          </table:table-cell>
          <table:table-cell office:value-type="float" office:value="8099658535" calcext:value-type="float">
            <text:p>8099658535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NTRESTED IN CARDIOCAP FOR A STA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1-31T08:14:44.027199159</dc:date>
    <meta:generator>LibreOffice/7.3.7.2$Linux_X86_64 LibreOffice_project/30$Build-2</meta:generator>
    <meta:editing-duration>PT1H52M18S</meta:editing-duration>
    <meta:editing-cycles>18</meta:editing-cycles>
    <meta:document-statistic meta:table-count="1" meta:cell-count="85" meta:object-count="0"/>
    <meta:user-defined meta:name="AppVersion">16.0300</meta:user-defined>
  </office:meta>
</office:document-meta>
</file>